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6000002F3F2161C0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4.134cm" svg:height="11.624cm" svg:x="1.453cm" svg:y="1.016cm">
            <draw:image xlink:href="Pictures/1000000100000396000002F3F2161C03.png" xlink:type="simple" xlink:show="embed" xlink:actuate="onLoad" draw:mime-type="image/png">
              <text:p/>
            </draw:image>
          </draw:frame>
        </table:shapes>
        <table:table-column table:style-name="co1" table:number-columns-repeated="21" table:default-cell-style-name="Default"/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D</text:p>
          </table:table-cell>
          <table:table-cell office:value-type="float" office:value="2.5" calcext:value-type="float">
            <text:p>2,5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K</text:p>
          </table:table-cell>
          <table:table-cell office:value-type="float" office:value="3.5" calcext:value-type="float">
            <text:p>3,5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OD</text:p>
          </table:table-cell>
          <table:table-cell table:formula="of:=[.J5]+0.2" office:value-type="float" office:value="3.7" calcext:value-type="float">
            <text:p>3,7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CL</text:p>
          </table:table-cell>
          <table:table-cell table:formula="of:=[.J6]*0.25" office:value-type="float" office:value="1.5" calcext:value-type="float">
            <text:p>1,5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Depth</text:p>
          </table:table-cell>
          <table:table-cell table:formula="of:=[.J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ID</text:p>
          </table:table-cell>
          <table:table-cell table:formula="of:=[.J5]*0.9" office:value-type="float" office:value="3.15" calcext:value-type="float">
            <text:p>3,15</text:p>
          </table:table-cell>
          <table:table-cell table:formula="of:=[.J12]/2" office:value-type="float" office:value="1.575" calcext:value-type="float">
            <text:p>1,575</text:p>
          </table:table-cell>
          <table:table-cell table:number-columns-repeated="10"/>
        </table:table-row>
        <table:table-row table:style-name="ro1" table:number-rows-repeated="17">
          <table:table-cell table:number-columns-repeated="21"/>
        </table:table-row>
        <table:table-row table:style-name="ro1">
          <table:table-cell table:number-columns-repeated="20"/>
          <table:table-cell office:value-type="float" office:value="17.6" calcext:value-type="float">
            <text:p>17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20:37:15.198930500</meta:creation-date>
    <dc:date>2025-09-08T22:01:54.149953100</dc:date>
    <meta:editing-duration>PT11M32S</meta:editing-duration>
    <meta:editing-cycles>3</meta:editing-cycles>
    <meta:generator>LibreOffice/25.2.5.2$Windows_X86_64 LibreOffice_project/03d19516eb2e1dd5d4ccd751a0d6f35f35e08022</meta:generator>
    <meta:document-statistic meta:table-count="1" meta:cell-count="16" meta:object-count="1"/>
  </office:meta>
</office:document-meta>
</file>